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automatic-styles>
    <style:style style:family="table" style:name="aa1440e">
      <style:table-properties style:width="6.693in" table:align="margins"/>
    </style:style>
    <style:style style:family="table-column" style:name="a6d46f5">
      <style:table-column-properties style:column-width="1.3386in" style:rel-column-width="13107*"/>
    </style:style>
    <style:style style:family="table-cell" style:name="ad4054a">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1d1c83">
      <style:table-cell-properties fo:border="0.1pt solid #000000" fo:border-bottom="0.0007in solid #000000" fo:border-left="0.0007in solid #000000" fo:border-right="none" fo:border-top="none" fo:padding="0.0382in"/>
    </style:style>
    <style:style style:family="table-cell" style:name="af42398">
      <style:table-cell-properties fo:border="0.0007in solid #000000" fo:padding="0.0382in"/>
    </style:style>
    <style:style style:family="table-cell" style:name="a5779d6">
      <style:table-cell-properties fo:border="0.0007in solid #000000" fo:border-bottom="0.0007in solid #000000" fo:border-top="none" fo:padding="0.0382in"/>
    </style:style>
    <style:style style:family="table-cell" style:name="a83d108">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c5a1e5">
      <style:table-cell-properties fo:border="0.1pt solid #000000" fo:border-bottom="0.0007in solid #000000" fo:border-left="0.0007in solid #000000" fo:border-right="none" fo:border-top="none" fo:padding="0.0382in"/>
    </style:style>
    <style:style style:family="table-cell" style:name="ad32a9d">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463e96">
      <style:table-cell-properties fo:border="0.1pt solid #000000" fo:border-bottom="0.0007in solid #000000" fo:border-left="0.0007in solid #000000" fo:border-right="none" fo:border-top="none" fo:padding="0.0382in"/>
    </style:style>
    <style:style style:family="table-cell" style:name="ae1db3e">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85eee8">
      <style:table-cell-properties fo:border="0.1pt solid #000000" fo:border-bottom="0.0007in solid #000000" fo:border-left="0.0007in solid #000000" fo:border-right="none" fo:border-top="none" fo:padding="0.0382in"/>
    </style:style>
    <style:style style:family="table-cell" style:name="a7b108e">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2eddaa">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d06793">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d1ac81">
      <style:table-cell-properties fo:border="0.1pt solid #000000"/>
      <style:text-properties fo:color="#000000" fo:font-size="8.0pt" fo:font-weight="bold" style:font-name="Arial"/>
    </style:style>
    <style:style style:family="table-cell" style:name="a1c8032">
      <style:table-cell-properties fo:border="0.1pt solid #000000" fo:border-bottom="0.0007in solid #000000" fo:border-left="0.0007in solid #000000" fo:border-right="none" fo:border-top="none" fo:padding="0.0382in"/>
    </style:style>
    <style:style style:family="table-cell" style:name="aee4a9d">
      <style:table-cell-properties fo:border="0.1pt solid #000000" fo:border-bottom="0.0007in solid #000000" fo:border-left="0.0007in solid #000000" fo:border-right="none" fo:border-top="none" fo:padding="0.0382in"/>
    </style:style>
    <style:style style:family="table-cell" style:name="ac943d3">
      <style:table-cell-properties fo:border="0.1pt solid #000000" fo:border-bottom="0.0007in solid #000000" fo:border-left="0.0007in solid #000000" fo:border-right="none" fo:border-top="none" fo:padding="0.0382in"/>
    </style:style>
    <style:style style:family="table-cell" style:name="af90d6c">
      <style:table-cell-properties fo:border="0.1pt solid #000000"/>
    </style:style>
    <style:style style:family="table-cell" style:name="a59dcd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2d52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2218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16de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e0ec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2f9f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11bc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b4037">
      <style:table-cell-properties fo:border="0.1pt solid #000000"/>
      <style:text-properties fo:color="#000000" fo:font-size="8.0pt" style:font-name="Arial"/>
    </style:style>
    <style:style style:family="table-cell" style:name="a77f12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77da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ca39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4100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f3b0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a3ad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f4c5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2a693">
      <style:table-cell-properties fo:border="0.1pt solid #000000"/>
      <style:text-properties fo:color="#000000" fo:font-size="8.0pt" style:font-name="Arial"/>
    </style:style>
    <style:style style:family="table-cell" style:name="ac8fdd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e4ee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d329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2999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b132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18dc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5f72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3cf44">
      <style:table-cell-properties fo:border="0.1pt solid #000000"/>
      <style:text-properties fo:color="#000000" fo:font-size="8.0pt" style:font-name="Arial"/>
    </style:style>
    <style:style style:family="table-cell" style:name="a5f13a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a684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388d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9c08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eb19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0ad5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335e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584d4">
      <style:table-cell-properties fo:border="0.1pt solid #000000"/>
      <style:text-properties fo:color="#000000" fo:font-size="8.0pt" style:font-name="Arial"/>
    </style:style>
    <style:style style:family="table-cell" style:name="a74908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2d22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bc05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cf01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5f41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4a92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06e4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04de6">
      <style:table-cell-properties fo:border="0.1pt solid #000000"/>
      <style:text-properties fo:color="#000000" fo:font-size="8.0pt" style:font-name="Arial"/>
    </style:style>
    <style:style style:family="table-cell" style:name="a0ae07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7b34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6508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7834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3861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8753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e39c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ea182">
      <style:table-cell-properties fo:border="0.1pt solid #000000"/>
      <style:text-properties fo:color="#000000" fo:font-size="8.0pt" style:font-name="Arial"/>
    </style:style>
    <style:style style:family="table-cell" style:name="afb125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f79d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b1fe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1334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13ff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fed5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9e17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2cf6a">
      <style:table-cell-properties fo:border="0.1pt solid #000000"/>
      <style:text-properties fo:color="#000000" fo:font-size="8.0pt" style:font-name="Arial"/>
    </style:style>
    <style:style style:family="table-cell" style:name="a9540a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0f92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4a9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ab98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5d9a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a4c7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96db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9c64">
      <style:table-cell-properties fo:border="0.1pt solid #000000"/>
      <style:text-properties fo:color="#000000" fo:font-size="8.0pt" style:font-name="Arial"/>
    </style:style>
    <style:style style:family="table-cell" style:name="a2bce5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f7a8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038f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7a63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cf16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117e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b4a3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09291">
      <style:table-cell-properties fo:border="0.1pt solid #000000"/>
      <style:text-properties fo:color="#000000" fo:font-size="8.0pt" style:font-name="Arial"/>
    </style:style>
    <style:style style:family="table-cell" style:name="a2777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dc2f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033f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a6a7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e669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87ea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67da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05b6">
      <style:table-cell-properties fo:border="0.1pt solid #000000"/>
      <style:text-properties fo:color="#000000" fo:font-size="8.0pt" style:font-name="Arial"/>
    </style:style>
    <style:style style:family="table-cell" style:name="a81371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d0c4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d803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796c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208d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62c9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8758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0cb91">
      <style:table-cell-properties fo:border="0.1pt solid #000000"/>
      <style:text-properties fo:color="#000000" fo:font-size="8.0pt" style:font-name="Arial"/>
    </style:style>
    <style:style style:family="table-cell" style:name="abefdd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cf29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4f76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54d2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c9a4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3923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d660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da825">
      <style:table-cell-properties fo:border="0.1pt solid #000000"/>
      <style:text-properties fo:color="#000000" fo:font-size="8.0pt" style:font-name="Arial"/>
    </style:style>
    <style:style style:family="table-cell" style:name="ad040e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1553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df12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be7c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326f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09f5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03da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86e0f">
      <style:table-cell-properties fo:border="0.1pt solid #000000"/>
      <style:text-properties fo:color="#000000" fo:font-size="8.0pt" style:font-name="Arial"/>
    </style:style>
    <style:style style:family="table-cell" style:name="a6759c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32c8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6e0f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cd2c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1af3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bf2f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f2d5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8d2d3">
      <style:table-cell-properties fo:border="0.1pt solid #000000"/>
      <style:text-properties fo:color="#000000" fo:font-size="8.0pt" style:font-name="Arial"/>
    </style:style>
    <style:style style:family="table-cell" style:name="aacbb7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152e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5080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49b0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2269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57e3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1c41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2f72c">
      <style:table-cell-properties fo:border="0.1pt solid #000000"/>
      <style:text-properties fo:color="#000000" fo:font-size="8.0pt" style:font-name="Arial"/>
    </style:style>
    <style:style style:family="table-cell" style:name="a68fae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6421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43b1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d304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0c6c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09be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d9eb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1a359">
      <style:table-cell-properties fo:border="0.1pt solid #000000"/>
      <style:text-properties fo:color="#000000" fo:font-size="8.0pt" style:font-name="Arial"/>
    </style:style>
    <style:style style:family="table-cell" style:name="a02ac2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7c4a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3bc0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55b5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ab67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a9ba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6abc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83775">
      <style:table-cell-properties fo:border="0.1pt solid #000000"/>
      <style:text-properties fo:color="#000000" fo:font-size="8.0pt" style:font-name="Arial"/>
    </style:style>
    <style:style style:family="table-cell" style:name="aed12f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59b3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d280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268a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403b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ac13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8035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14fbf">
      <style:table-cell-properties fo:border="0.1pt solid #000000"/>
      <style:text-properties fo:color="#000000" fo:font-size="8.0pt" style:font-name="Arial"/>
    </style:style>
    <style:style style:family="table-cell" style:name="a64a7d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c159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2791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1066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1f37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0b81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252e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f1cf0">
      <style:table-cell-properties fo:border="0.1pt solid #000000"/>
      <style:text-properties fo:color="#000000" fo:font-size="8.0pt" style:font-name="Arial"/>
    </style:style>
    <style:style style:family="table-cell" style:name="a96709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a07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01bf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a56e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6a3a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67a5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cdcf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27086">
      <style:table-cell-properties fo:border="0.1pt solid #000000"/>
      <style:text-properties fo:color="#000000" fo:font-size="8.0pt" style:font-name="Arial"/>
    </style:style>
    <style:style style:family="table-cell" style:name="a8f2d2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6467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01a0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236e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b029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aac5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60d1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d7d17">
      <style:table-cell-properties fo:border="0.1pt solid #000000"/>
      <style:text-properties fo:color="#000000" fo:font-size="8.0pt" style:font-name="Arial"/>
    </style:style>
    <style:style style:family="table-cell" style:name="a8f58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4255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b56d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3b7e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4195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86bc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09f8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74a9f">
      <style:table-cell-properties fo:border="0.1pt solid #000000"/>
      <style:text-properties fo:color="#000000" fo:font-size="8.0pt" style:font-name="Arial"/>
    </style:style>
    <style:style style:family="table-cell" style:name="aa0fe2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fd7a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5e25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0ce7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0aad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1934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a5d3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4ded5">
      <style:table-cell-properties fo:border="0.1pt solid #000000"/>
      <style:text-properties fo:color="#000000" fo:font-size="8.0pt" style:font-name="Arial"/>
    </style:style>
    <style:style style:family="table-cell" style:name="a8c610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3d1c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35e6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a347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c269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0716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96b5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d1972">
      <style:table-cell-properties fo:border="0.1pt solid #000000"/>
      <style:text-properties fo:color="#000000" fo:font-size="8.0pt" style:font-name="Arial"/>
    </style:style>
    <style:style style:family="table-cell" style:name="a887a6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1b36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078a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47fa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3ef7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5f42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d2f6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c448b">
      <style:table-cell-properties fo:border="0.1pt solid #000000"/>
      <style:text-properties fo:color="#000000" fo:font-size="8.0pt"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aa1440e">
        <table:table-column table:number-columns-repeated="5" table:style-name="a6d46f5"/>
        <table:table-column table:style-name="a6d46f5"/>
        <table:table-column table:style-name="a6d46f5"/>
        <table:table-column table:style-name="a6d46f5"/>
        <table:table-row>
          <table:table-cell table:style-name="a7b108e">
            <text:p>Nr.</text:p>
          </table:table-cell>
          <table:table-cell table:style-name="a2eddaa">
            <text:p>Type</text:p>
          </table:table-cell>
          <table:table-cell table:style-name="ad06793">
            <text:p>Navn</text:p>
          </table:table-cell>
          <table:table-cell table:style-name="ad4054a">
            <text:p>cpr</text:p>
          </table:table-cell>
          <table:table-cell table:style-name="a83d108">
            <text:p>Læge</text:p>
          </table:table-cell>
          <table:table-cell table:style-name="ad32a9d">
            <text:p>Tiltrædes af</text:p>
          </table:table-cell>
          <table:table-cell table:style-name="ae1db3e">
            <text:p>Status</text:p>
          </table:table-cell>
          <table:table-cell table:style-name="ad1ac81">
            <text:p>Psykolog</text:p>
          </table:table-cell>
        </table:table-row>
        <table:table-row>
          <table:table-cell table:style-name="a1c8032"/>
          <table:table-cell table:style-name="aee4a9d"/>
          <table:table-cell table:style-name="ac943d3"/>
          <table:table-cell table:style-name="a1d1c83"/>
          <table:table-cell table:style-name="ac5a1e5"/>
          <table:table-cell table:style-name="a463e96"/>
          <table:table-cell table:style-name="a85eee8"/>
          <table:table-cell table:style-name="af90d6c"/>
        </table:table-row>
        <table:table-row>
          <table:table-cell table:style-name="a59dcd5">
            <text:p>26</text:p>
          </table:table-cell>
          <table:table-cell table:style-name="a02d524">
            <text:p>PS</text:p>
          </table:table-cell>
          <table:table-cell table:style-name="ae22183">
            <text:p>Hans Hermansen</text:p>
          </table:table-cell>
          <table:table-cell table:style-name="ae16de7">
            <text:p>0906654623</text:p>
          </table:table-cell>
          <table:table-cell table:style-name="a2e0ec6">
            <text:p>Harees, Farahna - lægekonsulent, speciallæge i psykiatri</text:p>
          </table:table-cell>
          <table:table-cell table:style-name="aa2f9fb">
            <text:p/>
          </table:table-cell>
          <table:table-cell table:style-name="a411bc7">
            <text:p>Afgivet, mangler afslutning</text:p>
          </table:table-cell>
          <table:table-cell table:style-name="a7b4037">
            <text:p>Larsen, Ulla</text:p>
          </table:table-cell>
        </table:table-row>
        <table:table-row>
          <table:table-cell table:style-name="a77f127">
            <text:p>27</text:p>
          </table:table-cell>
          <table:table-cell table:style-name="aa77da2">
            <text:p>PS</text:p>
          </table:table-cell>
          <table:table-cell table:style-name="a1ca39c">
            <text:p>Kurt Eskildsen</text:p>
          </table:table-cell>
          <table:table-cell table:style-name="a641008">
            <text:p>1610823119</text:p>
          </table:table-cell>
          <table:table-cell table:style-name="a7f3b08">
            <text:p>Harees, Farahna - lægekonsulent, speciallæge i psykiatri</text:p>
          </table:table-cell>
          <table:table-cell table:style-name="a9a3ad4">
            <text:p/>
          </table:table-cell>
          <table:table-cell table:style-name="acf4c5b">
            <text:p>Afgivet, mangler afslutning</text:p>
          </table:table-cell>
          <table:table-cell table:style-name="a72a693">
            <text:p>Larsen, Ulla</text:p>
          </table:table-cell>
        </table:table-row>
        <table:table-row>
          <table:table-cell table:style-name="ac8fdd8">
            <text:p>25</text:p>
          </table:table-cell>
          <table:table-cell table:style-name="a3e4ee0">
            <text:p>PS</text:p>
          </table:table-cell>
          <table:table-cell table:style-name="a5d3292">
            <text:p>Mona Hermansen</text:p>
          </table:table-cell>
          <table:table-cell table:style-name="ae2999e">
            <text:p>1201482808</text:p>
          </table:table-cell>
          <table:table-cell table:style-name="a7b1326">
            <text:p>Harees, Farahna - lægekonsulent, speciallæge i psykiatri</text:p>
          </table:table-cell>
          <table:table-cell table:style-name="a118dcc">
            <text:p/>
          </table:table-cell>
          <table:table-cell table:style-name="a05f727">
            <text:p>Afgivet, mangler afslutning</text:p>
          </table:table-cell>
          <table:table-cell table:style-name="a73cf44">
            <text:p>Larsen, Ulla</text:p>
          </table:table-cell>
        </table:table-row>
        <table:table-row>
          <table:table-cell table:style-name="a5f13a7">
            <text:p>75</text:p>
          </table:table-cell>
          <table:table-cell table:style-name="a9a6843">
            <text:p>PS</text:p>
          </table:table-cell>
          <table:table-cell table:style-name="a2388d3">
            <text:p>Mona Hansen</text:p>
          </table:table-cell>
          <table:table-cell table:style-name="a19c08b">
            <text:p>0405576486</text:p>
          </table:table-cell>
          <table:table-cell table:style-name="a4eb19f">
            <text:p>Harees, Farahna - lægekonsulent, speciallæge i psykiatri</text:p>
          </table:table-cell>
          <table:table-cell table:style-name="ad0ad5d">
            <text:p/>
          </table:table-cell>
          <table:table-cell table:style-name="aa335e6">
            <text:p>Afgivet, mangler afslutning</text:p>
          </table:table-cell>
          <table:table-cell table:style-name="ac584d4">
            <text:p>Test Hansen</text:p>
          </table:table-cell>
        </table:table-row>
        <table:table-row>
          <table:table-cell table:style-name="a749088">
            <text:p>50</text:p>
          </table:table-cell>
          <table:table-cell table:style-name="a92d22d">
            <text:p>PS</text:p>
          </table:table-cell>
          <table:table-cell table:style-name="adbc05c">
            <text:p>Mathias Eskildsen</text:p>
          </table:table-cell>
          <table:table-cell table:style-name="a6cf017">
            <text:p>0606854451</text:p>
          </table:table-cell>
          <table:table-cell table:style-name="a55f414">
            <text:p/>
          </table:table-cell>
          <table:table-cell table:style-name="ae4a924">
            <text:p/>
          </table:table-cell>
          <table:table-cell table:style-name="a606e4b">
            <text:p>Afgivet, mangler afslutning</text:p>
          </table:table-cell>
          <table:table-cell table:style-name="ab04de6">
            <text:p>Test Hansen</text:p>
          </table:table-cell>
        </table:table-row>
        <table:table-row>
          <table:table-cell table:style-name="a0ae07b">
            <text:p>80</text:p>
          </table:table-cell>
          <table:table-cell table:style-name="aa7b349">
            <text:p>PS</text:p>
          </table:table-cell>
          <table:table-cell table:style-name="ab6508a">
            <text:p>Mona Hedegård</text:p>
          </table:table-cell>
          <table:table-cell table:style-name="a67834f">
            <text:p>0704483732</text:p>
          </table:table-cell>
          <table:table-cell table:style-name="a638617">
            <text:p/>
          </table:table-cell>
          <table:table-cell table:style-name="a987532">
            <text:p/>
          </table:table-cell>
          <table:table-cell table:style-name="a7e39cb">
            <text:p>Afgivet, mangler afslutning</text:p>
          </table:table-cell>
          <table:table-cell table:style-name="aeea182">
            <text:p>Test Hansen</text:p>
          </table:table-cell>
        </table:table-row>
        <table:table-row>
          <table:table-cell table:style-name="afb1258">
            <text:p>60</text:p>
          </table:table-cell>
          <table:table-cell table:style-name="a9f79df">
            <text:p>PS</text:p>
          </table:table-cell>
          <table:table-cell table:style-name="abb1fe3">
            <text:p>Hans Eskildsen</text:p>
          </table:table-cell>
          <table:table-cell table:style-name="a41334f">
            <text:p>2708847895</text:p>
          </table:table-cell>
          <table:table-cell table:style-name="a613ffd">
            <text:p/>
          </table:table-cell>
          <table:table-cell table:style-name="aefed58">
            <text:p/>
          </table:table-cell>
          <table:table-cell table:style-name="a59e175">
            <text:p>Afgivet, mangler afslutning</text:p>
          </table:table-cell>
          <table:table-cell table:style-name="ad2cf6a">
            <text:p>Test Hansen</text:p>
          </table:table-cell>
        </table:table-row>
        <table:table-row>
          <table:table-cell table:style-name="a9540a3">
            <text:p>83</text:p>
          </table:table-cell>
          <table:table-cell table:style-name="a00f923">
            <text:p>PS</text:p>
          </table:table-cell>
          <table:table-cell table:style-name="a04a9ec">
            <text:p>Hans Hermansen</text:p>
          </table:table-cell>
          <table:table-cell table:style-name="a9ab98f">
            <text:p>1404869607</text:p>
          </table:table-cell>
          <table:table-cell table:style-name="a05d9a8">
            <text:p/>
          </table:table-cell>
          <table:table-cell table:style-name="a2a4c7f">
            <text:p/>
          </table:table-cell>
          <table:table-cell table:style-name="a996db9">
            <text:p>Afgivet, mangler afslutning</text:p>
          </table:table-cell>
          <table:table-cell table:style-name="af79c64">
            <text:p>Test Hansen</text:p>
          </table:table-cell>
        </table:table-row>
        <table:table-row>
          <table:table-cell table:style-name="a2bce56">
            <text:p>52</text:p>
          </table:table-cell>
          <table:table-cell table:style-name="a8f7a81">
            <text:p>PS</text:p>
          </table:table-cell>
          <table:table-cell table:style-name="a5038f5">
            <text:p>Mogens Nielsen</text:p>
          </table:table-cell>
          <table:table-cell table:style-name="ae7a63a">
            <text:p>0903687777</text:p>
          </table:table-cell>
          <table:table-cell table:style-name="a9cf160">
            <text:p/>
          </table:table-cell>
          <table:table-cell table:style-name="a1117ee">
            <text:p/>
          </table:table-cell>
          <table:table-cell table:style-name="abb4a3d">
            <text:p>Afgivet, mangler afslutning</text:p>
          </table:table-cell>
          <table:table-cell table:style-name="a909291">
            <text:p>Test Hansen</text:p>
          </table:table-cell>
        </table:table-row>
        <table:table-row>
          <table:table-cell table:style-name="a2777b5">
            <text:p>36</text:p>
          </table:table-cell>
          <table:table-cell table:style-name="a2dc2f3">
            <text:p>PS</text:p>
          </table:table-cell>
          <table:table-cell table:style-name="a5033f0">
            <text:p>Kurt Madsen</text:p>
          </table:table-cell>
          <table:table-cell table:style-name="a3a6a79">
            <text:p>0511471645</text:p>
          </table:table-cell>
          <table:table-cell table:style-name="a1e669b">
            <text:p>Harees, Farahna - lægekonsulent, speciallæge i psykiatri</text:p>
          </table:table-cell>
          <table:table-cell table:style-name="a187ea3">
            <text:p/>
          </table:table-cell>
          <table:table-cell table:style-name="a167daf">
            <text:p>Afgivet, mangler afslutning</text:p>
          </table:table-cell>
          <table:table-cell table:style-name="aaf05b6">
            <text:p>Test Hansen</text:p>
          </table:table-cell>
        </table:table-row>
        <table:table-row>
          <table:table-cell table:style-name="a81371e">
            <text:p>31</text:p>
          </table:table-cell>
          <table:table-cell table:style-name="acd0c4d">
            <text:p>PS</text:p>
          </table:table-cell>
          <table:table-cell table:style-name="a6d8038">
            <text:p>Ulla Eskildsen</text:p>
          </table:table-cell>
          <table:table-cell table:style-name="a6796c2">
            <text:p>1608450670</text:p>
          </table:table-cell>
          <table:table-cell table:style-name="a1208d2">
            <text:p>Harees, Farahna - lægekonsulent, speciallæge i psykiatri</text:p>
          </table:table-cell>
          <table:table-cell table:style-name="a962c9e">
            <text:p/>
          </table:table-cell>
          <table:table-cell table:style-name="a98758d">
            <text:p>Afgivet, mangler afslutning</text:p>
          </table:table-cell>
          <table:table-cell table:style-name="a10cb91">
            <text:p>Test Hansen</text:p>
          </table:table-cell>
        </table:table-row>
        <table:table-row>
          <table:table-cell table:style-name="abefdd9">
            <text:p>33</text:p>
          </table:table-cell>
          <table:table-cell table:style-name="a4cf291">
            <text:p>PS</text:p>
          </table:table-cell>
          <table:table-cell table:style-name="ae4f768">
            <text:p>Mogens Østergaard</text:p>
          </table:table-cell>
          <table:table-cell table:style-name="ab54d2d">
            <text:p>1506726613</text:p>
          </table:table-cell>
          <table:table-cell table:style-name="afc9a4d">
            <text:p>Harees, Farahna - lægekonsulent, speciallæge i psykiatri</text:p>
          </table:table-cell>
          <table:table-cell table:style-name="a939233">
            <text:p/>
          </table:table-cell>
          <table:table-cell table:style-name="acd6600">
            <text:p>Afgivet, mangler afslutning</text:p>
          </table:table-cell>
          <table:table-cell table:style-name="a4da825">
            <text:p>Test Hansen</text:p>
          </table:table-cell>
        </table:table-row>
        <table:table-row>
          <table:table-cell table:style-name="ad040e5">
            <text:p>46</text:p>
          </table:table-cell>
          <table:table-cell table:style-name="a715537">
            <text:p>PS</text:p>
          </table:table-cell>
          <table:table-cell table:style-name="a6df127">
            <text:p>Emma Frost</text:p>
          </table:table-cell>
          <table:table-cell table:style-name="a8be7c0">
            <text:p>1409632290</text:p>
          </table:table-cell>
          <table:table-cell table:style-name="a5326f9">
            <text:p/>
          </table:table-cell>
          <table:table-cell table:style-name="a009f58">
            <text:p/>
          </table:table-cell>
          <table:table-cell table:style-name="a003da4">
            <text:p>Afgivet, mangler afslutning</text:p>
          </table:table-cell>
          <table:table-cell table:style-name="a786e0f">
            <text:p>Test Hansen</text:p>
          </table:table-cell>
        </table:table-row>
        <table:table-row>
          <table:table-cell table:style-name="a6759cd">
            <text:p>37</text:p>
          </table:table-cell>
          <table:table-cell table:style-name="a532c87">
            <text:p>PS</text:p>
          </table:table-cell>
          <table:table-cell table:style-name="ad6e0f7">
            <text:p>Hans Vestergaard</text:p>
          </table:table-cell>
          <table:table-cell table:style-name="adcd2c1">
            <text:p>0203495283</text:p>
          </table:table-cell>
          <table:table-cell table:style-name="a31af32">
            <text:p>Harees, Farahna - lægekonsulent, speciallæge i psykiatri</text:p>
          </table:table-cell>
          <table:table-cell table:style-name="a4bf2f6">
            <text:p/>
          </table:table-cell>
          <table:table-cell table:style-name="a7f2d58">
            <text:p>Afgivet, mangler afslutning</text:p>
          </table:table-cell>
          <table:table-cell table:style-name="a88d2d3">
            <text:p>Test Hansen</text:p>
          </table:table-cell>
        </table:table-row>
        <table:table-row>
          <table:table-cell table:style-name="aacbb72">
            <text:p>74</text:p>
          </table:table-cell>
          <table:table-cell table:style-name="af152e2">
            <text:p>PS</text:p>
          </table:table-cell>
          <table:table-cell table:style-name="a45080d">
            <text:p>Mathias Eskildsen</text:p>
          </table:table-cell>
          <table:table-cell table:style-name="a349b06">
            <text:p>0504859075</text:p>
          </table:table-cell>
          <table:table-cell table:style-name="a522694">
            <text:p>Harees, Farahna - lægekonsulent, speciallæge i psykiatri</text:p>
          </table:table-cell>
          <table:table-cell table:style-name="aa57e3c">
            <text:p/>
          </table:table-cell>
          <table:table-cell table:style-name="a51c413">
            <text:p>Afgivet, mangler afslutning</text:p>
          </table:table-cell>
          <table:table-cell table:style-name="a22f72c">
            <text:p>Test Hansen</text:p>
          </table:table-cell>
        </table:table-row>
        <table:table-row>
          <table:table-cell table:style-name="a68fae1">
            <text:p>34</text:p>
          </table:table-cell>
          <table:table-cell table:style-name="ac64216">
            <text:p>PS</text:p>
          </table:table-cell>
          <table:table-cell table:style-name="a043b15">
            <text:p>Kurt Madsen</text:p>
          </table:table-cell>
          <table:table-cell table:style-name="aad3040">
            <text:p>1503515521</text:p>
          </table:table-cell>
          <table:table-cell table:style-name="a00c6ce">
            <text:p>Harees, Farahna - lægekonsulent, speciallæge i psykiatri</text:p>
          </table:table-cell>
          <table:table-cell table:style-name="a709bea">
            <text:p/>
          </table:table-cell>
          <table:table-cell table:style-name="aed9eb0">
            <text:p>Afgivet, mangler afslutning</text:p>
          </table:table-cell>
          <table:table-cell table:style-name="a91a359">
            <text:p>Test Hansen</text:p>
          </table:table-cell>
        </table:table-row>
        <table:table-row>
          <table:table-cell table:style-name="a02ac20">
            <text:p>38</text:p>
          </table:table-cell>
          <table:table-cell table:style-name="a87c4aa">
            <text:p>PS</text:p>
          </table:table-cell>
          <table:table-cell table:style-name="a13bc0d">
            <text:p>Mathilde Hansen</text:p>
          </table:table-cell>
          <table:table-cell table:style-name="a355b56">
            <text:p>2304660596</text:p>
          </table:table-cell>
          <table:table-cell table:style-name="a0ab670">
            <text:p>Harees, Farahna - lægekonsulent, speciallæge i psykiatri</text:p>
          </table:table-cell>
          <table:table-cell table:style-name="aaa9ba2">
            <text:p/>
          </table:table-cell>
          <table:table-cell table:style-name="ab6abc0">
            <text:p>Afgivet, mangler afslutning</text:p>
          </table:table-cell>
          <table:table-cell table:style-name="a083775">
            <text:p>Test Hansen</text:p>
          </table:table-cell>
        </table:table-row>
        <table:table-row>
          <table:table-cell table:style-name="aed12fa">
            <text:p>47</text:p>
          </table:table-cell>
          <table:table-cell table:style-name="a759b30">
            <text:p>PS</text:p>
          </table:table-cell>
          <table:table-cell table:style-name="add280c">
            <text:p>Jens Nielsen</text:p>
          </table:table-cell>
          <table:table-cell table:style-name="ae268a7">
            <text:p>2602683245</text:p>
          </table:table-cell>
          <table:table-cell table:style-name="ae403bb">
            <text:p/>
          </table:table-cell>
          <table:table-cell table:style-name="a4ac13e">
            <text:p/>
          </table:table-cell>
          <table:table-cell table:style-name="a58035b">
            <text:p>Afgivet, mangler afslutning</text:p>
          </table:table-cell>
          <table:table-cell table:style-name="a814fbf">
            <text:p>Test Hansen</text:p>
          </table:table-cell>
        </table:table-row>
        <table:table-row>
          <table:table-cell table:style-name="a64a7db">
            <text:p>40</text:p>
          </table:table-cell>
          <table:table-cell table:style-name="adc1598">
            <text:p>PS</text:p>
          </table:table-cell>
          <table:table-cell table:style-name="ac2791b">
            <text:p>Emma Vestergaard</text:p>
          </table:table-cell>
          <table:table-cell table:style-name="a410668">
            <text:p>0311795592</text:p>
          </table:table-cell>
          <table:table-cell table:style-name="a81f372">
            <text:p>Harees, Farahna - lægekonsulent, speciallæge i psykiatri</text:p>
          </table:table-cell>
          <table:table-cell table:style-name="ae0b815">
            <text:p/>
          </table:table-cell>
          <table:table-cell table:style-name="a4252e8">
            <text:p>Afgivet, mangler afslutning</text:p>
          </table:table-cell>
          <table:table-cell table:style-name="acf1cf0">
            <text:p>Test Hansen</text:p>
          </table:table-cell>
        </table:table-row>
        <table:table-row>
          <table:table-cell table:style-name="a967092">
            <text:p>39</text:p>
          </table:table-cell>
          <table:table-cell table:style-name="aafa07d">
            <text:p>PS</text:p>
          </table:table-cell>
          <table:table-cell table:style-name="a701bfd">
            <text:p>Kurt Fischer</text:p>
          </table:table-cell>
          <table:table-cell table:style-name="ada56e7">
            <text:p>0507428369</text:p>
          </table:table-cell>
          <table:table-cell table:style-name="aa6a3a8">
            <text:p>Harees, Farahna - lægekonsulent, speciallæge i psykiatri</text:p>
          </table:table-cell>
          <table:table-cell table:style-name="af67a55">
            <text:p/>
          </table:table-cell>
          <table:table-cell table:style-name="adcdcfa">
            <text:p>Afgivet, mangler afslutning</text:p>
          </table:table-cell>
          <table:table-cell table:style-name="ab27086">
            <text:p>Test Hansen</text:p>
          </table:table-cell>
        </table:table-row>
        <table:table-row>
          <table:table-cell table:style-name="a8f2d2a">
            <text:p>45</text:p>
          </table:table-cell>
          <table:table-cell table:style-name="a664672">
            <text:p>PS</text:p>
          </table:table-cell>
          <table:table-cell table:style-name="a201a03">
            <text:p>Kurt Nielsen</text:p>
          </table:table-cell>
          <table:table-cell table:style-name="a6236e8">
            <text:p>0702775379</text:p>
          </table:table-cell>
          <table:table-cell table:style-name="a9b0293">
            <text:p>Harees, Farahna - lægekonsulent, speciallæge i psykiatri</text:p>
          </table:table-cell>
          <table:table-cell table:style-name="afaac51">
            <text:p/>
          </table:table-cell>
          <table:table-cell table:style-name="a360d18">
            <text:p>Afgivet, mangler afslutning</text:p>
          </table:table-cell>
          <table:table-cell table:style-name="a0d7d17">
            <text:p>Test Hansen</text:p>
          </table:table-cell>
        </table:table-row>
        <table:table-row>
          <table:table-cell table:style-name="a8f58b5">
            <text:p>56</text:p>
          </table:table-cell>
          <table:table-cell table:style-name="a742557">
            <text:p>PS</text:p>
          </table:table-cell>
          <table:table-cell table:style-name="a3b56da">
            <text:p>Kurt Østergaard</text:p>
          </table:table-cell>
          <table:table-cell table:style-name="a43b7e7">
            <text:p>2206703929</text:p>
          </table:table-cell>
          <table:table-cell table:style-name="a941957">
            <text:p/>
          </table:table-cell>
          <table:table-cell table:style-name="ab86bca">
            <text:p/>
          </table:table-cell>
          <table:table-cell table:style-name="a409f8a">
            <text:p>Afgivet, mangler afslutning</text:p>
          </table:table-cell>
          <table:table-cell table:style-name="a874a9f">
            <text:p>Test Hansen</text:p>
          </table:table-cell>
        </table:table-row>
        <table:table-row>
          <table:table-cell table:style-name="aa0fe21">
            <text:p>44</text:p>
          </table:table-cell>
          <table:table-cell table:style-name="a0fd7a9">
            <text:p>PS</text:p>
          </table:table-cell>
          <table:table-cell table:style-name="a05e25f">
            <text:p>Mathias Hermansen</text:p>
          </table:table-cell>
          <table:table-cell table:style-name="a80ce75">
            <text:p>0202805085</text:p>
          </table:table-cell>
          <table:table-cell table:style-name="a40aadd">
            <text:p>Harees, Farahna - lægekonsulent, speciallæge i psykiatri</text:p>
          </table:table-cell>
          <table:table-cell table:style-name="aa19349">
            <text:p/>
          </table:table-cell>
          <table:table-cell table:style-name="aea5d30">
            <text:p>Afgivet, mangler afslutning</text:p>
          </table:table-cell>
          <table:table-cell table:style-name="a34ded5">
            <text:p>Test Hansen</text:p>
          </table:table-cell>
        </table:table-row>
        <table:table-row>
          <table:table-cell table:style-name="a8c6104">
            <text:p>51</text:p>
          </table:table-cell>
          <table:table-cell table:style-name="a23d1ce">
            <text:p>PS</text:p>
          </table:table-cell>
          <table:table-cell table:style-name="a435e6b">
            <text:p>Ingrid Fischer</text:p>
          </table:table-cell>
          <table:table-cell table:style-name="a1a347f">
            <text:p>1002715390</text:p>
          </table:table-cell>
          <table:table-cell table:style-name="a3c269d">
            <text:p/>
          </table:table-cell>
          <table:table-cell table:style-name="a707168">
            <text:p/>
          </table:table-cell>
          <table:table-cell table:style-name="a996b53">
            <text:p>Afgivet, mangler afslutning</text:p>
          </table:table-cell>
          <table:table-cell table:style-name="a1d1972">
            <text:p>Test Hansen</text:p>
          </table:table-cell>
        </table:table-row>
        <table:table-row>
          <table:table-cell table:style-name="a887a6c">
            <text:p>57</text:p>
          </table:table-cell>
          <table:table-cell table:style-name="a91b368">
            <text:p>PS</text:p>
          </table:table-cell>
          <table:table-cell table:style-name="a0078a3">
            <text:p>Hans Hansen</text:p>
          </table:table-cell>
          <table:table-cell table:style-name="a747fa3">
            <text:p>0809779747</text:p>
          </table:table-cell>
          <table:table-cell table:style-name="a63ef71">
            <text:p/>
          </table:table-cell>
          <table:table-cell table:style-name="ae5f424">
            <text:p/>
          </table:table-cell>
          <table:table-cell table:style-name="add2f6b">
            <text:p>Afgivet, mangler afslutning</text:p>
          </table:table-cell>
          <table:table-cell table:style-name="aac448b">
            <text:p>Test Hansen</text:p>
          </table:table-cell>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fhp</dc:creator>
    <dc:date>2021-09-13T11:13:54</dc:date>
    <meta:editing-cycles>1</meta:editing-cycles>
    <meta:editing-duration>PT2.401S</meta:editing-duration>
    <meta:initial-creator>fhp</meta:initial-creator>
    <meta:creation-date>2021-09-13T11:13:52</meta:creation-date>
    <dc:language>en</dc:language>
  </office:meta>
</office:document-meta>
</file>